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7.135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0.626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797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4.602cm"/>
    </style:style>
    <style:style style:name="co9" style:family="table-column">
      <style:table-column-properties fo:break-before="auto" style:column-width="0.607cm"/>
    </style:style>
    <style:style style:name="co10" style:family="table-column">
      <style:table-column-properties fo:break-before="auto" style:column-width="5.999cm"/>
    </style:style>
    <style:style style:name="co11" style:family="table-column">
      <style:table-column-properties fo:break-before="auto" style:column-width="11.13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0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number-style style:name="N10002" number:language="en" number:country="GB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02"/>
    <style:style style:name="ce11" style:family="table-cell" style:parent-style-name="Default" style:data-style-name="N10002">
      <style:text-properties style:text-underline-style="solid" style:text-underline-width="auto" style:text-underline-color="font-color"/>
    </style:style>
    <style:style style:name="ce4" style:family="table-cell" style:parent-style-name="Default" style:data-style-name="N11"/>
    <style:style style:name="ce5" style:family="table-cell" style:parent-style-name="Default" style:data-style-name="N2"/>
    <style:style style:name="ce6" style:family="table-cell" style:parent-style-name="Default" style:data-style-name="N0"/>
    <style:style style:name="ce7" style:family="table-cell" style:parent-style-name="Default">
      <style:text-properties style:font-name="Liberation Sans" style:font-name-asian="DejaVu Sans1" style:font-name-complex="FreeSans"/>
    </style:style>
    <style:style style:name="ce8" style:family="table-cell" style:parent-style-name="Default">
      <style:text-properties fo:color="#000000" style:font-name="DejaVu Sans" fo:font-size="6.40000009536743pt" fo:language="none" fo:country="none" style:font-name-asian="DejaVu Sans" style:font-size-asian="6.40000009536743pt" style:language-asian="none" style:country-asian="none" style:font-name-complex="DejaVu Sans" style:font-size-complex="6.40000009536743pt" style:language-complex="none" style:country-complex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/>
          <table:table-cell table:formula="of:=[.C18]" office:value-type="float" office:value="0" calcext:value-type="float">
            <text:p>0</text:p>
          </table:table-cell>
          <table:table-cell office:value-type="string" calcext:value-type="string">
            <text:p><text:s/>s solido l liquido</text:p>
          </table:table-cell>
          <table:table-cell office:value-type="float" office:value="100" calcext:value-type="float">
            <text:p>100</text:p>
          </table:table-cell>
          <table:table-cell table:style-name="ce4" office:value-type="percentage" office:value="1" calcext:value-type="percentage">
            <text:p>100,00 %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SALIDA</text:p>
          </table:table-cell>
          <table:table-cell/>
          <table:table-cell office:value-type="string" calcext:value-type="string">
            <text:p>ML/GR</text:p>
          </table:table-cell>
          <table:table-cell office:value-type="string" calcext:value-type="string">
            <text:p>KL</text:p>
          </table:table-cell>
        </table:table-row>
        <table:table-row table:style-name="ro1">
          <table:table-cell office:value-type="string" calcext:value-type="string">
            <text:p>psu</text:p>
          </table:table-cell>
          <table:table-cell table:style-name="ce2"/>
          <table:table-cell/>
          <table:table-cell office:value-type="string" calcext:value-type="string">
            <text:p>l</text:p>
          </table:table-cell>
          <table:table-cell table:style-name="ce3" table:formula="of:=[.$E$1]*[.C2]/[.$C$1]" office:value-type="string" office:string-value="" calcext:value-type="error">
            <text:p>#¡DIV/0!</text:p>
          </table:table-cell>
          <table:table-cell table:style-name="ce5" table:formula="of:=[.$F$1]*[.E2]/[.$E$1]" office:value-type="string" office:string-value="" calcext:value-type="error">
            <text:p>#¡DIV/0!</text:p>
          </table:table-cell>
          <table:table-cell table:style-name="ce6" table:formula="of:=COM.MICROSOFT.CONCAT([.A2];&quot;.v = UI*&quot;;[.E2];&quot;/100;&quot;)" office:value-type="string" office:string-value="" calcext:value-type="error">
            <text:p>#¡DIV/0!</text:p>
          </table:table-cell>
          <table:table-cell table:formula="of:=COM.MICROSOFT.CONCAT([.I2];&quot;+&quot;;[.A2];&quot;.n+&quot;;[.A2];&quot;.v+br+&quot;)" office:value-type="string" office:string-value="a+psu.n+psu.v+br+" calcext:value-type="string">
            <text:p>a+psu.n+psu.v+br+</text:p>
          </table:table-cell>
          <table:table-cell office:value-type="string" calcext:value-type="string">
            <text:p>a</text:p>
          </table:table-cell>
          <table:table-cell table:style-name="ce7" table:formula="of:=COM.MICROSOFT.CONCAT([.A2];&quot;.v = &quot;;&quot;(&quot;;[.A2];&quot;.v*1000).toFixed(2)+&quot;;IF([.D2]=&quot;s&quot;;&quot;gr&quot;;&quot;ml&quot;);&quot;;&quot;)" office:value-type="string" office:string-value="psu.v = (psu.v*1000).toFixed(2)+ml;" calcext:value-type="string">
            <text:p>psu.v = (psu.v*1000).toFixed(2)+ml;</text:p>
          </table:table-cell>
          <table:table-cell table:style-name="ce8" table:formula="of:=COM.MICROSOFT.CONCAT(&quot;if (&quot;;[.A2];&quot;.v * 1000&gt;=1000){&quot;;[.A2];&quot;.v=(&quot;;[.A2];&quot;.v).toFixed(2)+&quot;;IF([.D2]=&quot;s&quot;;&quot;kl&quot;;&quot;li&quot;);&quot;;}else{&quot;;[.A2];&quot;.v=(&quot;;[.A2];&quot;.v*1000).toFixed(2)+&quot;;IF([.D2]=&quot;s&quot;;&quot;gr&quot;;&quot;ml&quot;);&quot;;};&quot;)" office:value-type="string" office:string-value="if (psu.v * 1000&gt;=1000){psu.v=(psu.v).toFixed(2)+li;}else{psu.v=(psu.v*1000).toFixed(2)+ml;};" calcext:value-type="string">
            <text:p>if (psu.v * 1000&gt;=1000){psu.v=(psu.v).toFixed(2)+li;}else{psu.v=(psu.v*1000).toFixed(2)+ml;};</text:p>
          </table:table-cell>
        </table:table-row>
        <table:table-row table:style-name="ro1">
          <table:table-cell office:value-type="string" calcext:value-type="string">
            <text:p>agu</text:p>
          </table:table-cell>
          <table:table-cell table:style-name="ce2"/>
          <table:table-cell/>
          <table:table-cell office:value-type="string" calcext:value-type="string">
            <text:p>l</text:p>
          </table:table-cell>
          <table:table-cell table:style-name="ce3" table:formula="of:=[.$E$1]*[.C3]/[.$C$1]" office:value-type="string" office:string-value="" calcext:value-type="error">
            <text:p>#¡DIV/0!</text:p>
          </table:table-cell>
          <table:table-cell table:style-name="ce5" table:formula="of:=[.$F$1]*[.E3]/[.$E$1]" office:value-type="string" office:string-value="" calcext:value-type="error">
            <text:p>#¡DIV/0!</text:p>
          </table:table-cell>
          <table:table-cell table:style-name="ce6" table:formula="of:=COM.MICROSOFT.CONCAT([.A3];&quot;.v = UI*&quot;;[.E3];&quot;/100;&quot;)" office:value-type="string" office:string-value="" calcext:value-type="error">
            <text:p>#¡DIV/0!</text:p>
          </table:table-cell>
          <table:table-cell table:formula="of:=COM.MICROSOFT.CONCAT([.I3];&quot;+&quot;;[.A3];&quot;.n+&quot;;[.A3];&quot;.v+br+&quot;)" office:value-type="string" office:string-value="b+agu.n+agu.v+br+" calcext:value-type="string">
            <text:p>b+agu.n+agu.v+br+</text:p>
          </table:table-cell>
          <table:table-cell office:value-type="string" calcext:value-type="string">
            <text:p>b</text:p>
          </table:table-cell>
          <table:table-cell table:style-name="ce7" table:formula="of:=COM.MICROSOFT.CONCAT([.A3];&quot;.v = &quot;;&quot;(&quot;;[.A3];&quot;.v*1000).toFixed(2)+&quot;;IF([.D3]=&quot;s&quot;;&quot;gr&quot;;&quot;ml&quot;);&quot;;&quot;)" office:value-type="string" office:string-value="agu.v = (agu.v*1000).toFixed(2)+ml;" calcext:value-type="string">
            <text:p>agu.v = (agu.v*1000).toFixed(2)+ml;</text:p>
          </table:table-cell>
          <table:table-cell table:style-name="ce8" table:formula="of:=COM.MICROSOFT.CONCAT(&quot;if (&quot;;[.A3];&quot;.v * 1000&gt;=1000){&quot;;[.A3];&quot;.v=(&quot;;[.A3];&quot;.v).toFixed(2)+&quot;;IF([.D3]=&quot;s&quot;;&quot;kl&quot;;&quot;li&quot;);&quot;;}else{&quot;;[.A3];&quot;.v=(&quot;;[.A3];&quot;.v*1000).toFixed(2)+&quot;;IF([.D3]=&quot;s&quot;;&quot;gr&quot;;&quot;ml&quot;);&quot;;};&quot;)" office:value-type="string" office:string-value="if (agu.v * 1000&gt;=1000){agu.v=(agu.v).toFixed(2)+li;}else{agu.v=(agu.v*1000).toFixed(2)+ml;};" calcext:value-type="string">
            <text:p>if (agu.v * 1000&gt;=1000){agu.v=(agu.v).toFixed(2)+li;}else{agu.v=(agu.v*1000).toFixed(2)+ml;};</text:p>
          </table:table-cell>
        </table:table-row>
        <table:table-row table:style-name="ro1">
          <table:table-cell office:value-type="string" calcext:value-type="string">
            <text:p>tal</text:p>
          </table:table-cell>
          <table:table-cell table:style-name="ce2"/>
          <table:table-cell/>
          <table:table-cell office:value-type="string" calcext:value-type="string">
            <text:p>l</text:p>
          </table:table-cell>
          <table:table-cell table:style-name="ce3" table:formula="of:=[.$E$1]*[.C4]/[.$C$1]" office:value-type="string" office:string-value="" calcext:value-type="error">
            <text:p>#¡DIV/0!</text:p>
          </table:table-cell>
          <table:table-cell table:style-name="ce5" table:formula="of:=[.$F$1]*[.E4]/[.$E$1]" office:value-type="string" office:string-value="" calcext:value-type="error">
            <text:p>#¡DIV/0!</text:p>
          </table:table-cell>
          <table:table-cell table:style-name="ce6" table:formula="of:=COM.MICROSOFT.CONCAT([.A4];&quot;.v = UI*&quot;;[.E4];&quot;/100;&quot;)" office:value-type="string" office:string-value="" calcext:value-type="error">
            <text:p>#¡DIV/0!</text:p>
          </table:table-cell>
          <table:table-cell table:formula="of:=COM.MICROSOFT.CONCAT([.I4];&quot;+&quot;;[.A4];&quot;.n+&quot;;[.A4];&quot;.v+br+&quot;)" office:value-type="string" office:string-value="c+tal.n+tal.v+br+" calcext:value-type="string">
            <text:p>c+tal.n+tal.v+br+</text:p>
          </table:table-cell>
          <table:table-cell office:value-type="string" calcext:value-type="string">
            <text:p>c</text:p>
          </table:table-cell>
          <table:table-cell table:style-name="ce7" table:formula="of:=COM.MICROSOFT.CONCAT([.A4];&quot;.v = &quot;;&quot;(&quot;;[.A4];&quot;.v*1000).toFixed(2)+&quot;;IF([.D4]=&quot;s&quot;;&quot;gr&quot;;&quot;ml&quot;);&quot;;&quot;)" office:value-type="string" office:string-value="tal.v = (tal.v*1000).toFixed(2)+ml;" calcext:value-type="string">
            <text:p>tal.v = (tal.v*1000).toFixed(2)+ml;</text:p>
          </table:table-cell>
          <table:table-cell table:style-name="ce8" table:formula="of:=COM.MICROSOFT.CONCAT(&quot;if (&quot;;[.A4];&quot;.v * 1000&gt;=1000){&quot;;[.A4];&quot;.v=(&quot;;[.A4];&quot;.v).toFixed(2)+&quot;;IF([.D4]=&quot;s&quot;;&quot;kl&quot;;&quot;li&quot;);&quot;;}else{&quot;;[.A4];&quot;.v=(&quot;;[.A4];&quot;.v*1000).toFixed(2)+&quot;;IF([.D4]=&quot;s&quot;;&quot;gr&quot;;&quot;ml&quot;);&quot;;};&quot;)" office:value-type="string" office:string-value="if (tal.v * 1000&gt;=1000){tal.v=(tal.v).toFixed(2)+li;}else{tal.v=(tal.v*1000).toFixed(2)+ml;};" calcext:value-type="string">
            <text:p>if (tal.v * 1000&gt;=1000){tal.v=(tal.v).toFixed(2)+li;}else{tal.v=(tal.v*1000).toFixed(2)+ml;};</text:p>
          </table:table-cell>
        </table:table-row>
        <table:table-row table:style-name="ro1">
          <table:table-cell office:value-type="string" calcext:value-type="string">
            <text:p>pds</text:p>
          </table:table-cell>
          <table:table-cell table:style-name="ce2"/>
          <table:table-cell/>
          <table:table-cell office:value-type="string" calcext:value-type="string">
            <text:p>l</text:p>
          </table:table-cell>
          <table:table-cell table:style-name="ce3" table:formula="of:=[.$E$1]*[.C5]/[.$C$1]" office:value-type="string" office:string-value="" calcext:value-type="error">
            <text:p>#¡DIV/0!</text:p>
          </table:table-cell>
          <table:table-cell table:style-name="ce5" table:formula="of:=[.$F$1]*[.E5]/[.$E$1]" office:value-type="string" office:string-value="" calcext:value-type="error">
            <text:p>#¡DIV/0!</text:p>
          </table:table-cell>
          <table:table-cell table:style-name="ce6" table:formula="of:=COM.MICROSOFT.CONCAT([.A5];&quot;.v = UI*&quot;;[.E5];&quot;/100;&quot;)" office:value-type="string" office:string-value="" calcext:value-type="error">
            <text:p>#¡DIV/0!</text:p>
          </table:table-cell>
          <table:table-cell table:formula="of:=COM.MICROSOFT.CONCAT([.I5];&quot;+&quot;;[.A5];&quot;.n+&quot;;[.A5];&quot;.v+br+&quot;)" office:value-type="string" office:string-value="d+pds.n+pds.v+br+" calcext:value-type="string">
            <text:p>d+pds.n+pds.v+br+</text:p>
          </table:table-cell>
          <table:table-cell office:value-type="string" calcext:value-type="string">
            <text:p>d</text:p>
          </table:table-cell>
          <table:table-cell table:style-name="ce7" table:formula="of:=COM.MICROSOFT.CONCAT([.A5];&quot;.v = &quot;;&quot;(&quot;;[.A5];&quot;.v*1000).toFixed(2)+&quot;;IF([.D5]=&quot;s&quot;;&quot;gr&quot;;&quot;ml&quot;);&quot;;&quot;)" office:value-type="string" office:string-value="pds.v = (pds.v*1000).toFixed(2)+ml;" calcext:value-type="string">
            <text:p>pds.v = (pds.v*1000).toFixed(2)+ml;</text:p>
          </table:table-cell>
          <table:table-cell table:style-name="ce8" table:formula="of:=COM.MICROSOFT.CONCAT(&quot;if (&quot;;[.A5];&quot;.v * 1000&gt;=1000){&quot;;[.A5];&quot;.v=(&quot;;[.A5];&quot;.v).toFixed(2)+&quot;;IF([.D5]=&quot;s&quot;;&quot;kl&quot;;&quot;li&quot;);&quot;;}else{&quot;;[.A5];&quot;.v=(&quot;;[.A5];&quot;.v*1000).toFixed(2)+&quot;;IF([.D5]=&quot;s&quot;;&quot;gr&quot;;&quot;ml&quot;);&quot;;};&quot;)" office:value-type="string" office:string-value="if (pds.v * 1000&gt;=1000){pds.v=(pds.v).toFixed(2)+li;}else{pds.v=(pds.v*1000).toFixed(2)+ml;};" calcext:value-type="string">
            <text:p>if (pds.v * 1000&gt;=1000){pds.v=(pds.v).toFixed(2)+li;}else{pds.v=(pds.v*1000).toFixed(2)+ml;};</text:p>
          </table:table-cell>
        </table:table-row>
        <table:table-row table:style-name="ro1">
          <table:table-cell office:value-type="string" calcext:value-type="string">
            <text:p>sds</text:p>
          </table:table-cell>
          <table:table-cell table:style-name="ce2"/>
          <table:table-cell/>
          <table:table-cell office:value-type="string" calcext:value-type="string">
            <text:p>l</text:p>
          </table:table-cell>
          <table:table-cell table:style-name="ce11" table:formula="of:=[.$E$1]*[.C6]/[.$C$1]" office:value-type="string" office:string-value="" calcext:value-type="error">
            <text:p>#¡DIV/0!</text:p>
          </table:table-cell>
          <table:table-cell table:style-name="ce5" table:formula="of:=[.$F$1]*[.E6]/[.$E$1]" office:value-type="string" office:string-value="" calcext:value-type="error">
            <text:p>#¡DIV/0!</text:p>
          </table:table-cell>
          <table:table-cell table:style-name="ce6" table:formula="of:=COM.MICROSOFT.CONCAT([.A6];&quot;.v = UI*&quot;;[.E6];&quot;/100;&quot;)" office:value-type="string" office:string-value="" calcext:value-type="error">
            <text:p>#¡DIV/0!</text:p>
          </table:table-cell>
          <table:table-cell table:formula="of:=COM.MICROSOFT.CONCAT([.I6];&quot;+&quot;;[.A6];&quot;.n+&quot;;[.A6];&quot;.v+br+&quot;)" office:value-type="string" office:string-value="e+sds.n+sds.v+br+" calcext:value-type="string">
            <text:p>e+sds.n+sds.v+br+</text:p>
          </table:table-cell>
          <table:table-cell office:value-type="string" calcext:value-type="string">
            <text:p>e</text:p>
          </table:table-cell>
          <table:table-cell table:style-name="ce7" table:formula="of:=COM.MICROSOFT.CONCAT([.A6];&quot;.v = &quot;;&quot;(&quot;;[.A6];&quot;.v*1000).toFixed(2)+&quot;;IF([.D6]=&quot;s&quot;;&quot;gr&quot;;&quot;ml&quot;);&quot;;&quot;)" office:value-type="string" office:string-value="sds.v = (sds.v*1000).toFixed(2)+ml;" calcext:value-type="string">
            <text:p>sds.v = (sds.v*1000).toFixed(2)+ml;</text:p>
          </table:table-cell>
          <table:table-cell table:style-name="ce8" table:formula="of:=COM.MICROSOFT.CONCAT(&quot;if (&quot;;[.A6];&quot;.v * 1000&gt;=1000){&quot;;[.A6];&quot;.v=(&quot;;[.A6];&quot;.v).toFixed(2)+&quot;;IF([.D6]=&quot;s&quot;;&quot;kl&quot;;&quot;li&quot;);&quot;;}else{&quot;;[.A6];&quot;.v=(&quot;;[.A6];&quot;.v*1000).toFixed(2)+&quot;;IF([.D6]=&quot;s&quot;;&quot;gr&quot;;&quot;ml&quot;);&quot;;};&quot;)" office:value-type="string" office:string-value="if (sds.v * 1000&gt;=1000){sds.v=(sds.v).toFixed(2)+li;}else{sds.v=(sds.v*1000).toFixed(2)+ml;};" calcext:value-type="string">
            <text:p>if (sds.v * 1000&gt;=1000){sds.v=(sds.v).toFixed(2)+li;}else{sds.v=(sds.v*1000).toFixed(2)+ml;};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 table:style-name="ce2"/>
          <table:table-cell/>
          <table:table-cell office:value-type="string" calcext:value-type="string">
            <text:p>l</text:p>
          </table:table-cell>
          <table:table-cell table:style-name="ce3" table:formula="of:=[.$E$1]*[.C7]/[.$C$1]" office:value-type="string" office:string-value="" calcext:value-type="error">
            <text:p>#¡DIV/0!</text:p>
          </table:table-cell>
          <table:table-cell table:style-name="ce5" table:formula="of:=[.$F$1]*[.E7]/[.$E$1]" office:value-type="string" office:string-value="" calcext:value-type="error">
            <text:p>#¡DIV/0!</text:p>
          </table:table-cell>
          <table:table-cell table:style-name="ce6" table:formula="of:=COM.MICROSOFT.CONCAT([.A7];&quot;.v = UI*&quot;;[.E7];&quot;/100;&quot;)" office:value-type="string" office:string-value="" calcext:value-type="error">
            <text:p>#¡DIV/0!</text:p>
          </table:table-cell>
          <table:table-cell table:formula="of:=COM.MICROSOFT.CONCAT([.I7];&quot;+&quot;;[.A7];&quot;.n+&quot;;[.A7];&quot;.v+br+&quot;)" office:value-type="string" office:string-value="f+col.n+col.v+br+" calcext:value-type="string">
            <text:p>f+col.n+col.v+br+</text:p>
          </table:table-cell>
          <table:table-cell office:value-type="string" calcext:value-type="string">
            <text:p>f</text:p>
          </table:table-cell>
          <table:table-cell table:style-name="ce7" table:formula="of:=COM.MICROSOFT.CONCAT([.A7];&quot;.v = &quot;;&quot;(&quot;;[.A7];&quot;.v*1000).toFixed(2)+&quot;;IF([.D7]=&quot;s&quot;;&quot;gr&quot;;&quot;ml&quot;);&quot;;&quot;)" office:value-type="string" office:string-value="col.v = (col.v*1000).toFixed(2)+ml;" calcext:value-type="string">
            <text:p>col.v = (col.v*1000).toFixed(2)+ml;</text:p>
          </table:table-cell>
          <table:table-cell table:style-name="ce8" table:formula="of:=COM.MICROSOFT.CONCAT(&quot;if (&quot;;[.A7];&quot;.v * 1000&gt;=1000){&quot;;[.A7];&quot;.v=(&quot;;[.A7];&quot;.v).toFixed(2)+&quot;;IF([.D7]=&quot;s&quot;;&quot;kl&quot;;&quot;li&quot;);&quot;;}else{&quot;;[.A7];&quot;.v=(&quot;;[.A7];&quot;.v*1000).toFixed(2)+&quot;;IF([.D7]=&quot;s&quot;;&quot;gr&quot;;&quot;ml&quot;);&quot;;};&quot;)" office:value-type="string" office:string-value="if (col.v * 1000&gt;=1000){col.v=(col.v).toFixed(2)+li;}else{col.v=(col.v*1000).toFixed(2)+ml;};" calcext:value-type="string">
            <text:p>if (col.v * 1000&gt;=1000){col.v=(col.v).toFixed(2)+li;}else{col.v=(col.v*1000).toFixed(2)+ml;};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style-name="ce3" table:formula="of:=[.$E$1]*[.C8]/[.$C$1]" office:value-type="string" office:string-value="" calcext:value-type="error">
            <text:p>#¡DIV/0!</text:p>
          </table:table-cell>
          <table:table-cell table:style-name="ce5" table:formula="of:=[.$F$1]*[.E8]/[.$E$1]" office:value-type="string" office:string-value="" calcext:value-type="error">
            <text:p>#¡DIV/0!</text:p>
          </table:table-cell>
          <table:table-cell table:style-name="ce6" table:formula="of:=COM.MICROSOFT.CONCAT([.A8];&quot;.v = UI*&quot;;[.E8];&quot;/100;&quot;)" office:value-type="string" office:string-value="" calcext:value-type="error">
            <text:p>#¡DIV/0!</text:p>
          </table:table-cell>
          <table:table-cell table:formula="of:=COM.MICROSOFT.CONCAT([.I8];&quot;+&quot;;[.A8];&quot;.n+&quot;;[.A8];&quot;.v+br+&quot;)" office:value-type="string" office:string-value="g+.n+.v+br+" calcext:value-type="string">
            <text:p>g+.n+.v+br+</text:p>
          </table:table-cell>
          <table:table-cell office:value-type="string" calcext:value-type="string">
            <text:p>g</text:p>
          </table:table-cell>
          <table:table-cell table:style-name="ce7" table:formula="of:=COM.MICROSOFT.CONCAT([.A8];&quot;.v = &quot;;&quot;(&quot;;[.A8];&quot;.v*1000).toFixed(2)+&quot;;IF([.D8]=&quot;s&quot;;&quot;gr&quot;;&quot;ml&quot;);&quot;;&quot;)" office:value-type="string" office:string-value=".v = (.v*1000).toFixed(2)+ml;" calcext:value-type="string">
            <text:p>.v = (.v*1000).toFixed(2)+ml;</text:p>
          </table:table-cell>
          <table:table-cell table:style-name="ce8" table:formula="of:=COM.MICROSOFT.CONCAT(&quot;if (&quot;;[.A8];&quot;.v * 1000&gt;=1000){&quot;;[.A8];&quot;.v=(&quot;;[.A8];&quot;.v).toFixed(2)+&quot;;IF([.D8]=&quot;s&quot;;&quot;kl&quot;;&quot;li&quot;);&quot;;}else{&quot;;[.A8];&quot;.v=(&quot;;[.A8];&quot;.v*1000).toFixed(2)+&quot;;IF([.D8]=&quot;s&quot;;&quot;gr&quot;;&quot;ml&quot;);&quot;;};&quot;)" office:value-type="string" office:string-value="if (.v * 1000&gt;=1000){.v=(.v).toFixed(2)+li;}else{.v=(.v*1000).toFixed(2)+ml;};" calcext:value-type="string">
            <text:p>if (.v * 1000&gt;=1000){.v=(.v).toFixed(2)+li;}else{.v=(.v*1000).toFixed(2)+ml;};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style-name="ce3" table:formula="of:=[.$E$1]*[.C9]/[.$C$1]" office:value-type="string" office:string-value="" calcext:value-type="error">
            <text:p>#¡DIV/0!</text:p>
          </table:table-cell>
          <table:table-cell table:style-name="ce5" table:formula="of:=[.$F$1]*[.E9]/[.$E$1]" office:value-type="string" office:string-value="" calcext:value-type="error">
            <text:p>#¡DIV/0!</text:p>
          </table:table-cell>
          <table:table-cell table:style-name="ce6" table:formula="of:=COM.MICROSOFT.CONCAT([.A9];&quot;.v = UI*&quot;;[.E9];&quot;/100;&quot;)" office:value-type="string" office:string-value="" calcext:value-type="error">
            <text:p>#¡DIV/0!</text:p>
          </table:table-cell>
          <table:table-cell table:formula="of:=COM.MICROSOFT.CONCAT([.I9];&quot;+&quot;;[.A9];&quot;.n+&quot;;[.A9];&quot;.v+br+&quot;)" office:value-type="string" office:string-value="h+.n+.v+br+" calcext:value-type="string">
            <text:p>h+.n+.v+br+</text:p>
          </table:table-cell>
          <table:table-cell office:value-type="string" calcext:value-type="string">
            <text:p>h</text:p>
          </table:table-cell>
          <table:table-cell table:style-name="ce7" table:formula="of:=COM.MICROSOFT.CONCAT([.A9];&quot;.v = &quot;;&quot;(&quot;;[.A9];&quot;.v*1000).toFixed(2)+&quot;;IF([.D9]=&quot;s&quot;;&quot;gr&quot;;&quot;ml&quot;);&quot;;&quot;)" office:value-type="string" office:string-value=".v = (.v*1000).toFixed(2)+ml;" calcext:value-type="string">
            <text:p>.v = (.v*1000).toFixed(2)+ml;</text:p>
          </table:table-cell>
          <table:table-cell table:style-name="ce8" table:formula="of:=COM.MICROSOFT.CONCAT(&quot;if (&quot;;[.A9];&quot;.v * 1000&gt;=1000){&quot;;[.A9];&quot;.v=(&quot;;[.A9];&quot;.v).toFixed(2)+&quot;;IF([.D9]=&quot;s&quot;;&quot;kl&quot;;&quot;li&quot;);&quot;;}else{&quot;;[.A9];&quot;.v=(&quot;;[.A9];&quot;.v*1000).toFixed(2)+&quot;;IF([.D9]=&quot;s&quot;;&quot;gr&quot;;&quot;ml&quot;);&quot;;};&quot;)" office:value-type="string" office:string-value="if (.v * 1000&gt;=1000){.v=(.v).toFixed(2)+li;}else{.v=(.v*1000).toFixed(2)+ml;};" calcext:value-type="string">
            <text:p>if (.v * 1000&gt;=1000){.v=(.v).toFixed(2)+li;}else{.v=(.v*1000).toFixed(2)+ml;};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style-name="ce3" table:formula="of:=[.$E$1]*[.C10]/[.$C$1]" office:value-type="string" office:string-value="" calcext:value-type="error">
            <text:p>#¡DIV/0!</text:p>
          </table:table-cell>
          <table:table-cell table:style-name="ce5" table:formula="of:=[.$F$1]*[.E10]/[.$E$1]" office:value-type="string" office:string-value="" calcext:value-type="error">
            <text:p>#¡DIV/0!</text:p>
          </table:table-cell>
          <table:table-cell table:style-name="ce6" table:formula="of:=COM.MICROSOFT.CONCAT([.A10];&quot;.v = UI*&quot;;[.E10];&quot;/100;&quot;)" office:value-type="string" office:string-value="" calcext:value-type="error">
            <text:p>#¡DIV/0!</text:p>
          </table:table-cell>
          <table:table-cell table:formula="of:=COM.MICROSOFT.CONCAT([.I10];&quot;+&quot;;[.A10];&quot;.n+&quot;;[.A10];&quot;.v+br+&quot;)" office:value-type="string" office:string-value="i+.n+.v+br+" calcext:value-type="string">
            <text:p>i+.n+.v+br+</text:p>
          </table:table-cell>
          <table:table-cell office:value-type="string" calcext:value-type="string">
            <text:p>i</text:p>
          </table:table-cell>
          <table:table-cell table:style-name="ce7" table:formula="of:=COM.MICROSOFT.CONCAT([.A10];&quot;.v = &quot;;&quot;(&quot;;[.A10];&quot;.v*1000).toFixed(2)+&quot;;IF([.D10]=&quot;s&quot;;&quot;gr&quot;;&quot;ml&quot;);&quot;;&quot;)" office:value-type="string" office:string-value=".v = (.v*1000).toFixed(2)+ml;" calcext:value-type="string">
            <text:p>.v = (.v*1000).toFixed(2)+ml;</text:p>
          </table:table-cell>
          <table:table-cell table:style-name="ce8" table:formula="of:=COM.MICROSOFT.CONCAT(&quot;if (&quot;;[.A10];&quot;.v * 1000&gt;=1000){&quot;;[.A10];&quot;.v=(&quot;;[.A10];&quot;.v).toFixed(2)+&quot;;IF([.D10]=&quot;s&quot;;&quot;kl&quot;;&quot;li&quot;);&quot;;}else{&quot;;[.A10];&quot;.v=(&quot;;[.A10];&quot;.v*1000).toFixed(2)+&quot;;IF([.D10]=&quot;s&quot;;&quot;gr&quot;;&quot;ml&quot;);&quot;;};&quot;)" office:value-type="string" office:string-value="if (.v * 1000&gt;=1000){.v=(.v).toFixed(2)+li;}else{.v=(.v*1000).toFixed(2)+ml;};" calcext:value-type="string">
            <text:p>if (.v * 1000&gt;=1000){.v=(.v).toFixed(2)+li;}else{.v=(.v*1000).toFixed(2)+ml;};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style-name="ce3" table:formula="of:=[.$E$1]*[.C11]/[.$C$1]" office:value-type="string" office:string-value="" calcext:value-type="error">
            <text:p>#¡DIV/0!</text:p>
          </table:table-cell>
          <table:table-cell table:style-name="ce5" table:formula="of:=[.$F$1]*[.E11]/[.$E$1]" office:value-type="string" office:string-value="" calcext:value-type="error">
            <text:p>#¡DIV/0!</text:p>
          </table:table-cell>
          <table:table-cell table:style-name="ce6" table:formula="of:=COM.MICROSOFT.CONCAT([.A11];&quot;.v = UI*&quot;;[.E11];&quot;/100;&quot;)" office:value-type="string" office:string-value="" calcext:value-type="error">
            <text:p>#¡DIV/0!</text:p>
          </table:table-cell>
          <table:table-cell table:formula="of:=COM.MICROSOFT.CONCAT([.I11];&quot;+&quot;;[.A11];&quot;.n+&quot;;[.A11];&quot;.v+br+&quot;)" office:value-type="string" office:string-value="j+.n+.v+br+" calcext:value-type="string">
            <text:p>j+.n+.v+br+</text:p>
          </table:table-cell>
          <table:table-cell office:value-type="string" calcext:value-type="string">
            <text:p>j</text:p>
          </table:table-cell>
          <table:table-cell table:style-name="ce7" table:formula="of:=COM.MICROSOFT.CONCAT([.A11];&quot;.v = &quot;;&quot;(&quot;;[.A11];&quot;.v*1000).toFixed(2)+&quot;;IF([.D11]=&quot;s&quot;;&quot;gr&quot;;&quot;ml&quot;);&quot;;&quot;)" office:value-type="string" office:string-value=".v = (.v*1000).toFixed(2)+ml;" calcext:value-type="string">
            <text:p>.v = (.v*1000).toFixed(2)+ml;</text:p>
          </table:table-cell>
          <table:table-cell table:style-name="ce8" table:formula="of:=COM.MICROSOFT.CONCAT(&quot;if (&quot;;[.A11];&quot;.v * 1000&gt;=1000){&quot;;[.A11];&quot;.v=(&quot;;[.A11];&quot;.v).toFixed(2)+&quot;;IF([.D11]=&quot;s&quot;;&quot;kl&quot;;&quot;li&quot;);&quot;;}else{&quot;;[.A11];&quot;.v=(&quot;;[.A11];&quot;.v*1000).toFixed(2)+&quot;;IF([.D11]=&quot;s&quot;;&quot;gr&quot;;&quot;ml&quot;);&quot;;};&quot;)" office:value-type="string" office:string-value="if (.v * 1000&gt;=1000){.v=(.v).toFixed(2)+li;}else{.v=(.v*1000).toFixed(2)+ml;};" calcext:value-type="string">
            <text:p>if (.v * 1000&gt;=1000){.v=(.v).toFixed(2)+li;}else{.v=(.v*1000).toFixed(2)+ml;};</text:p>
          </table:table-cell>
        </table:table-row>
        <table:table-row table:style-name="ro1">
          <table:table-cell table:number-columns-repeated="4"/>
          <table:table-cell table:style-name="ce3" table:formula="of:=[.$E$1]*[.C12]/[.$C$1]" office:value-type="string" office:string-value="" calcext:value-type="error">
            <text:p>#¡DIV/0!</text:p>
          </table:table-cell>
          <table:table-cell table:style-name="ce5" table:formula="of:=[.$F$1]*[.E12]/[.$E$1]" office:value-type="string" office:string-value="" calcext:value-type="error">
            <text:p>#¡DIV/0!</text:p>
          </table:table-cell>
          <table:table-cell table:style-name="ce6" table:formula="of:=COM.MICROSOFT.CONCAT([.A12];&quot;.v = UI*&quot;;[.E12];&quot;/100;&quot;)" office:value-type="string" office:string-value="" calcext:value-type="error">
            <text:p>#¡DIV/0!</text:p>
          </table:table-cell>
          <table:table-cell table:formula="of:=COM.MICROSOFT.CONCAT([.I12];&quot;+&quot;;[.A12];&quot;.n+&quot;;[.A12];&quot;.v+br+&quot;)" office:value-type="string" office:string-value="k+.n+.v+br+" calcext:value-type="string">
            <text:p>k+.n+.v+br+</text:p>
          </table:table-cell>
          <table:table-cell office:value-type="string" calcext:value-type="string">
            <text:p>k</text:p>
          </table:table-cell>
          <table:table-cell table:style-name="ce7" table:formula="of:=COM.MICROSOFT.CONCAT([.A12];&quot;.v = &quot;;&quot;(&quot;;[.A12];&quot;.v*1000).toFixed(2)+&quot;;IF([.D12]=&quot;s&quot;;&quot;gr&quot;;&quot;ml&quot;);&quot;;&quot;)" office:value-type="string" office:string-value=".v = (.v*1000).toFixed(2)+ml;" calcext:value-type="string">
            <text:p>.v = (.v*1000).toFixed(2)+ml;</text:p>
          </table:table-cell>
          <table:table-cell table:style-name="ce8" table:formula="of:=COM.MICROSOFT.CONCAT(&quot;if (&quot;;[.A12];&quot;.v * 1000&gt;=1000){&quot;;[.A12];&quot;.v=(&quot;;[.A12];&quot;.v).toFixed(2)+&quot;;IF([.D12]=&quot;s&quot;;&quot;kl&quot;;&quot;li&quot;);&quot;;}else{&quot;;[.A12];&quot;.v=(&quot;;[.A12];&quot;.v*1000).toFixed(2)+&quot;;IF([.D12]=&quot;s&quot;;&quot;gr&quot;;&quot;ml&quot;);&quot;;};&quot;)" office:value-type="string" office:string-value="if (.v * 1000&gt;=1000){.v=(.v).toFixed(2)+li;}else{.v=(.v*1000).toFixed(2)+ml;};" calcext:value-type="string">
            <text:p>if (.v * 1000&gt;=1000){.v=(.v).toFixed(2)+li;}else{.v=(.v*1000).toFixed(2)+ml;};</text:p>
          </table:table-cell>
        </table:table-row>
        <table:table-row table:style-name="ro1">
          <table:table-cell table:style-name="ce1"/>
          <table:table-cell table:number-columns-repeated="3"/>
          <table:table-cell table:style-name="ce3" table:formula="of:=[.$E$1]*[.C13]/[.$C$1]" office:value-type="string" office:string-value="" calcext:value-type="error">
            <text:p>#¡DIV/0!</text:p>
          </table:table-cell>
          <table:table-cell table:style-name="ce5" table:formula="of:=[.$F$1]*[.E13]/[.$E$1]" office:value-type="string" office:string-value="" calcext:value-type="error">
            <text:p>#¡DIV/0!</text:p>
          </table:table-cell>
          <table:table-cell table:style-name="ce6" table:formula="of:=COM.MICROSOFT.CONCAT([.A13];&quot;.v = UI*&quot;;[.E13];&quot;/100;&quot;)" office:value-type="string" office:string-value="" calcext:value-type="error">
            <text:p>#¡DIV/0!</text:p>
          </table:table-cell>
          <table:table-cell table:formula="of:=COM.MICROSOFT.CONCAT([.I13];&quot;+&quot;;[.A13];&quot;.n+&quot;;[.A13];&quot;.v+br+&quot;)" office:value-type="string" office:string-value="l+.n+.v+br+" calcext:value-type="string">
            <text:p>l+.n+.v+br+</text:p>
          </table:table-cell>
          <table:table-cell office:value-type="string" calcext:value-type="string">
            <text:p>l</text:p>
          </table:table-cell>
          <table:table-cell table:style-name="ce7" table:formula="of:=COM.MICROSOFT.CONCAT([.A13];&quot;.v = &quot;;&quot;(&quot;;[.A13];&quot;.v*1000).toFixed(2)+&quot;;IF([.D13]=&quot;s&quot;;&quot;gr&quot;;&quot;ml&quot;);&quot;;&quot;)" office:value-type="string" office:string-value=".v = (.v*1000).toFixed(2)+ml;" calcext:value-type="string">
            <text:p>.v = (.v*1000).toFixed(2)+ml;</text:p>
          </table:table-cell>
          <table:table-cell table:style-name="ce8" table:formula="of:=COM.MICROSOFT.CONCAT(&quot;if (&quot;;[.A13];&quot;.v * 1000&gt;=1000){&quot;;[.A13];&quot;.v=(&quot;;[.A13];&quot;.v).toFixed(2)+&quot;;IF([.D13]=&quot;s&quot;;&quot;kl&quot;;&quot;li&quot;);&quot;;}else{&quot;;[.A13];&quot;.v=(&quot;;[.A13];&quot;.v*1000).toFixed(2)+&quot;;IF([.D13]=&quot;s&quot;;&quot;gr&quot;;&quot;ml&quot;);&quot;;};&quot;)" office:value-type="string" office:string-value="if (.v * 1000&gt;=1000){.v=(.v).toFixed(2)+li;}else{.v=(.v*1000).toFixed(2)+ml;};" calcext:value-type="string">
            <text:p>if (.v * 1000&gt;=1000){.v=(.v).toFixed(2)+li;}else{.v=(.v*1000).toFixed(2)+ml;};</text:p>
          </table:table-cell>
        </table:table-row>
        <table:table-row table:style-name="ro1">
          <table:table-cell table:number-columns-repeated="4"/>
          <table:table-cell table:style-name="ce3" table:formula="of:=[.$E$1]*[.C14]/[.$C$1]" office:value-type="string" office:string-value="" calcext:value-type="error">
            <text:p>#¡DIV/0!</text:p>
          </table:table-cell>
          <table:table-cell table:style-name="ce5" table:formula="of:=[.$F$1]*[.E14]/[.$E$1]" office:value-type="string" office:string-value="" calcext:value-type="error">
            <text:p>#¡DIV/0!</text:p>
          </table:table-cell>
          <table:table-cell table:style-name="ce6" table:formula="of:=COM.MICROSOFT.CONCAT([.A14];&quot;.v = UI*&quot;;[.E14];&quot;/100;&quot;)" office:value-type="string" office:string-value="" calcext:value-type="error">
            <text:p>#¡DIV/0!</text:p>
          </table:table-cell>
          <table:table-cell table:formula="of:=COM.MICROSOFT.CONCAT([.I14];&quot;+&quot;;[.A14];&quot;.n+&quot;;[.A14];&quot;.v+br+&quot;)" office:value-type="string" office:string-value="m+.n+.v+br+" calcext:value-type="string">
            <text:p>m+.n+.v+br+</text:p>
          </table:table-cell>
          <table:table-cell office:value-type="string" calcext:value-type="string">
            <text:p>m</text:p>
          </table:table-cell>
          <table:table-cell table:style-name="ce7" table:formula="of:=COM.MICROSOFT.CONCAT([.A14];&quot;.v = &quot;;&quot;(&quot;;[.A14];&quot;.v*1000).toFixed(2)+&quot;;IF([.D14]=&quot;s&quot;;&quot;gr&quot;;&quot;ml&quot;);&quot;;&quot;)" office:value-type="string" office:string-value=".v = (.v*1000).toFixed(2)+ml;" calcext:value-type="string">
            <text:p>.v = (.v*1000).toFixed(2)+ml;</text:p>
          </table:table-cell>
          <table:table-cell table:style-name="ce8" table:formula="of:=COM.MICROSOFT.CONCAT(&quot;if (&quot;;[.A14];&quot;.v * 1000&gt;=1000){&quot;;[.A14];&quot;.v=(&quot;;[.A14];&quot;.v).toFixed(2)+&quot;;IF([.D14]=&quot;s&quot;;&quot;kl&quot;;&quot;li&quot;);&quot;;}else{&quot;;[.A14];&quot;.v=(&quot;;[.A14];&quot;.v*1000).toFixed(2)+&quot;;IF([.D14]=&quot;s&quot;;&quot;gr&quot;;&quot;ml&quot;);&quot;;};&quot;)" office:value-type="string" office:string-value="if (.v * 1000&gt;=1000){.v=(.v).toFixed(2)+li;}else{.v=(.v*1000).toFixed(2)+ml;};" calcext:value-type="string">
            <text:p>if (.v * 1000&gt;=1000){.v=(.v).toFixed(2)+li;}else{.v=(.v*1000).toFixed(2)+ml;};</text:p>
          </table:table-cell>
        </table:table-row>
        <table:table-row table:style-name="ro1">
          <table:table-cell table:number-columns-repeated="4"/>
          <table:table-cell table:style-name="ce3" table:formula="of:=[.$E$1]*[.C15]/[.$C$1]" office:value-type="string" office:string-value="" calcext:value-type="error">
            <text:p>#¡DIV/0!</text:p>
          </table:table-cell>
          <table:table-cell table:style-name="ce5" table:formula="of:=[.$F$1]*[.E15]/[.$E$1]" office:value-type="string" office:string-value="" calcext:value-type="error">
            <text:p>#¡DIV/0!</text:p>
          </table:table-cell>
          <table:table-cell table:style-name="ce6" table:formula="of:=COM.MICROSOFT.CONCAT([.A15];&quot;.v = UI*&quot;;[.E15];&quot;/100;&quot;)" office:value-type="string" office:string-value="" calcext:value-type="error">
            <text:p>#¡DIV/0!</text:p>
          </table:table-cell>
          <table:table-cell table:formula="of:=COM.MICROSOFT.CONCAT([.I15];&quot;+&quot;;[.A15];&quot;.n+&quot;;[.A15];&quot;.v+br+&quot;)" office:value-type="string" office:string-value="n+.n+.v+br+" calcext:value-type="string">
            <text:p>n+.n+.v+br+</text:p>
          </table:table-cell>
          <table:table-cell office:value-type="string" calcext:value-type="string">
            <text:p>n</text:p>
          </table:table-cell>
          <table:table-cell table:style-name="ce7" table:formula="of:=COM.MICROSOFT.CONCAT([.A15];&quot;.v = &quot;;&quot;(&quot;;[.A15];&quot;.v*1000).toFixed(2)+&quot;;IF([.D15]=&quot;s&quot;;&quot;gr&quot;;&quot;ml&quot;);&quot;;&quot;)" office:value-type="string" office:string-value=".v = (.v*1000).toFixed(2)+ml;" calcext:value-type="string">
            <text:p>.v = (.v*1000).toFixed(2)+ml;</text:p>
          </table:table-cell>
          <table:table-cell table:style-name="ce8" table:formula="of:=COM.MICROSOFT.CONCAT(&quot;if (&quot;;[.A15];&quot;.v * 1000&gt;=1000){&quot;;[.A15];&quot;.v=(&quot;;[.A15];&quot;.v).toFixed(2)+&quot;;IF([.D15]=&quot;s&quot;;&quot;kl&quot;;&quot;li&quot;);&quot;;}else{&quot;;[.A15];&quot;.v=(&quot;;[.A15];&quot;.v*1000).toFixed(2)+&quot;;IF([.D15]=&quot;s&quot;;&quot;gr&quot;;&quot;ml&quot;);&quot;;};&quot;)" office:value-type="string" office:string-value="if (.v * 1000&gt;=1000){.v=(.v).toFixed(2)+li;}else{.v=(.v*1000).toFixed(2)+ml;};" calcext:value-type="string">
            <text:p>if (.v * 1000&gt;=1000){.v=(.v).toFixed(2)+li;}else{.v=(.v*1000).toFixed(2)+ml;};</text:p>
          </table:table-cell>
        </table:table-row>
        <table:table-row table:style-name="ro1">
          <table:table-cell table:number-columns-repeated="4"/>
          <table:table-cell table:style-name="ce3" table:formula="of:=[.$E$1]*[.C16]/[.$C$1]" office:value-type="string" office:string-value="" calcext:value-type="error">
            <text:p>#¡DIV/0!</text:p>
          </table:table-cell>
          <table:table-cell table:style-name="ce5" table:formula="of:=[.$F$1]*[.E16]/[.$E$1]" office:value-type="string" office:string-value="" calcext:value-type="error">
            <text:p>#¡DIV/0!</text:p>
          </table:table-cell>
          <table:table-cell table:style-name="ce6" table:formula="of:=COM.MICROSOFT.CONCAT([.A16];&quot;.v = UI*&quot;;[.E16];&quot;/100;&quot;)" office:value-type="string" office:string-value="" calcext:value-type="error">
            <text:p>#¡DIV/0!</text:p>
          </table:table-cell>
          <table:table-cell table:formula="of:=COM.MICROSOFT.CONCAT([.I16];&quot;+&quot;;[.A16];&quot;.n+&quot;;[.A16];&quot;.v+br+&quot;)" office:value-type="string" office:string-value="o+.n+.v+br+" calcext:value-type="string">
            <text:p>o+.n+.v+br+</text:p>
          </table:table-cell>
          <table:table-cell office:value-type="string" calcext:value-type="string">
            <text:p>o</text:p>
          </table:table-cell>
          <table:table-cell table:style-name="ce7" table:formula="of:=COM.MICROSOFT.CONCAT([.A16];&quot;.v = &quot;;&quot;(&quot;;[.A16];&quot;.v*1000).toFixed(2)+&quot;;IF([.D16]=&quot;s&quot;;&quot;gr&quot;;&quot;ml&quot;);&quot;;&quot;)" office:value-type="string" office:string-value=".v = (.v*1000).toFixed(2)+ml;" calcext:value-type="string">
            <text:p>.v = (.v*1000).toFixed(2)+ml;</text:p>
          </table:table-cell>
          <table:table-cell table:style-name="ce8" table:formula="of:=COM.MICROSOFT.CONCAT(&quot;if (&quot;;[.A16];&quot;.v * 1000&gt;=1000){&quot;;[.A16];&quot;.v=(&quot;;[.A16];&quot;.v).toFixed(2)+&quot;;IF([.D16]=&quot;s&quot;;&quot;kl&quot;;&quot;li&quot;);&quot;;}else{&quot;;[.A16];&quot;.v=(&quot;;[.A16];&quot;.v*1000).toFixed(2)+&quot;;IF([.D16]=&quot;s&quot;;&quot;gr&quot;;&quot;ml&quot;);&quot;;};&quot;)" office:value-type="string" office:string-value="if (.v * 1000&gt;=1000){.v=(.v).toFixed(2)+li;}else{.v=(.v*1000).toFixed(2)+ml;};" calcext:value-type="string">
            <text:p>if (.v * 1000&gt;=1000){.v=(.v).toFixed(2)+li;}else{.v=(.v*1000).toFixed(2)+ml;};</text:p>
          </table:table-cell>
        </table:table-row>
        <table:table-row table:style-name="ro1">
          <table:table-cell table:number-columns-repeated="4"/>
          <table:table-cell table:style-name="ce3" table:formula="of:=[.$E$1]*[.C17]/[.$C$1]" office:value-type="string" office:string-value="" calcext:value-type="error">
            <text:p>#¡DIV/0!</text:p>
          </table:table-cell>
          <table:table-cell table:style-name="ce5" table:formula="of:=[.$F$1]*[.E17]/[.$E$1]" office:value-type="string" office:string-value="" calcext:value-type="error">
            <text:p>#¡DIV/0!</text:p>
          </table:table-cell>
          <table:table-cell table:style-name="ce6" table:formula="of:=COM.MICROSOFT.CONCAT([.A17];&quot;.v = UI*&quot;;[.E17];&quot;/100;&quot;)" office:value-type="string" office:string-value="" calcext:value-type="error">
            <text:p>#¡DIV/0!</text:p>
          </table:table-cell>
          <table:table-cell table:formula="of:=COM.MICROSOFT.CONCAT([.I17];&quot;+&quot;;[.A17];&quot;.n+&quot;;[.A17];&quot;.v+br+&quot;)" office:value-type="string" office:string-value="p+.n+.v+br+" calcext:value-type="string">
            <text:p>p+.n+.v+br+</text:p>
          </table:table-cell>
          <table:table-cell office:value-type="string" calcext:value-type="string">
            <text:p>p</text:p>
          </table:table-cell>
          <table:table-cell table:style-name="ce7" table:formula="of:=COM.MICROSOFT.CONCAT([.A17];&quot;.v = &quot;;&quot;(&quot;;[.A17];&quot;.v*1000).toFixed(2)+&quot;;IF([.D17]=&quot;s&quot;;&quot;gr&quot;;&quot;ml&quot;);&quot;;&quot;)" office:value-type="string" office:string-value=".v = (.v*1000).toFixed(2)+ml;" calcext:value-type="string">
            <text:p>.v = (.v*1000).toFixed(2)+ml;</text:p>
          </table:table-cell>
          <table:table-cell table:style-name="ce8" table:formula="of:=COM.MICROSOFT.CONCAT(&quot;if (&quot;;[.A17];&quot;.v * 1000&gt;=1000){&quot;;[.A17];&quot;.v=(&quot;;[.A17];&quot;.v).toFixed(2)+&quot;;IF([.D17]=&quot;s&quot;;&quot;kl&quot;;&quot;li&quot;);&quot;;}else{&quot;;[.A17];&quot;.v=(&quot;;[.A17];&quot;.v*1000).toFixed(2)+&quot;;IF([.D17]=&quot;s&quot;;&quot;gr&quot;;&quot;ml&quot;);&quot;;};&quot;)" office:value-type="string" office:string-value="if (.v * 1000&gt;=1000){.v=(.v).toFixed(2)+li;}else{.v=(.v*1000).toFixed(2)+ml;};" calcext:value-type="string">
            <text:p>if (.v * 1000&gt;=1000){.v=(.v).toFixed(2)+li;}else{.v=(.v*1000).toFixed(2)+ml;};</text:p>
          </table:table-cell>
        </table:table-row>
        <table:table-row table:style-name="ro1">
          <table:table-cell table:number-columns-repeated="2"/>
          <table:table-cell table:formula="of:=SUM([.C2:.C17])" office:value-type="float" office:value="0" calcext:value-type="float">
            <text:p>0</text:p>
          </table:table-cell>
          <table:table-cell/>
          <table:table-cell table:formula="of:=SUM([.E2:.E17])" office:value-type="string" office:string-value="" calcext:value-type="error">
            <text:p>#¡DIV/0!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1" table:formula="of:=COM.MICROSOFT.CONCAT([.G2]&amp;CHAR(10)&amp;[.G3]&amp;CHAR(10)&amp;[.G4]&amp;CHAR(10)&amp;[.G5]&amp;CHAR(10)&amp;[.G6]&amp;CHAR(10)&amp;[.G7]&amp;CHAR(10)&amp;[.G8]&amp;CHAR(10)&amp;[.G9]&amp;CHAR(10)&amp;[.G10]&amp;CHAR(10)&amp;[.G11]&amp;CHAR(10)&amp;[.G12]&amp;CHAR(10)&amp;[.G13]&amp;CHAR(10)&amp;[.G14]&amp;CHAR(10)&amp;[.G15]&amp;CHAR(10)&amp;[.G16]&amp;CHAR(10)&amp;[.G17]&amp;CHAR(10)&amp;[.G18])" office:value-type="string" office:string-value="" calcext:value-type="error" table:number-columns-spanned="3" table:number-rows-spanned="6">
            <text:p>#¡DIV/0!</text:p>
          </table:table-cell>
          <table:covered-table-cell table:number-columns-repeated="2"/>
          <table:table-cell table:number-columns-repeated="8"/>
        </table:table-row>
        <table:table-row table:style-name="ro1">
          <table:covered-table-cell table:number-columns-repeated="3"/>
          <table:table-cell table:number-columns-repeated="8"/>
        </table:table-row>
        <table:table-row table:style-name="ro1">
          <table:covered-table-cell table:number-columns-repeated="3"/>
          <table:table-cell table:number-columns-repeated="8"/>
        </table:table-row>
        <table:table-row table:style-name="ro1">
          <table:covered-table-cell table:number-columns-repeated="3"/>
          <table:table-cell table:number-columns-repeated="8"/>
        </table:table-row>
        <table:table-row table:style-name="ro1">
          <table:covered-table-cell table:number-columns-repeated="3"/>
          <table:table-cell table:number-columns-repeated="8"/>
        </table:table-row>
        <table:table-row table:style-name="ro2">
          <table:covered-table-cell table:number-columns-repeated="3"/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table:number-columns-spanned="3" table:number-rows-spanned="7"/>
          <table:covered-table-cell table:number-columns-repeated="2"/>
          <table:table-cell table:number-columns-repeated="8"/>
        </table:table-row>
        <table:table-row table:style-name="ro1">
          <table:covered-table-cell table:number-columns-repeated="3"/>
          <table:table-cell table:number-columns-repeated="8"/>
        </table:table-row>
        <table:table-row table:style-name="ro1">
          <table:covered-table-cell table:number-columns-repeated="3"/>
          <table:table-cell table:number-columns-repeated="8"/>
        </table:table-row>
        <table:table-row table:style-name="ro1">
          <table:covered-table-cell table:number-columns-repeated="3"/>
          <table:table-cell table:number-columns-repeated="8"/>
        </table:table-row>
        <table:table-row table:style-name="ro1">
          <table:covered-table-cell table:number-columns-repeated="3"/>
          <table:table-cell table:number-columns-repeated="8"/>
        </table:table-row>
        <table:table-row table:style-name="ro1">
          <table:covered-table-cell table:number-columns-repeated="3"/>
          <table:table-cell table:number-columns-repeated="8"/>
        </table:table-row>
        <table:table-row table:style-name="ro1">
          <table:covered-table-cell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 style:data-style-name="N2" text:time-value="19:32:22.76033555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11T01:21:09.884022491</meta:creation-date>
    <dc:date>2020-08-22T23:14:00.901401631</dc:date>
    <meta:editing-duration>P5DT4H18M8S</meta:editing-duration>
    <meta:editing-cycles>22</meta:editing-cycles>
    <meta:generator>LibreOffice/6.4.5.2$Linux_X86_64 LibreOffice_project/40$Build-2</meta:generator>
    <meta:document-statistic meta:table-count="1" meta:cell-count="135" meta:object-count="0"/>
  </office:meta>
</office:document-meta>
</file>